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Calibri Light1" svg:font-family="'Calibri Light'"/>
    <style:font-face style:name="Liberation Mono1" svg:font-family="'Liberation Mono', Cousine, 'DejaVu Sans Mono'" style:font-family-generic="modern" style:font-pitch="fixed"/>
    <style:font-face style:name="Calibri1" svg:font-family="Calibri" style:font-pitch="variable"/>
    <style:font-face style:name="Calibri Light" svg:font-family="'Calibri Light'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519cm" fo:min-width="2.839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1.713cm" fo:min-width="0.14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63cm" fo:min-width="0.733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1.044cm" fo:min-width="0.11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1.436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012cm" fo:min-width="5.25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1.953cm" fo:min-width="1.03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.97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625cm" fo:min-width="2.1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54cm" fo:min-width="0.90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448cm" fo:min-width="0.58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671cm" fo:min-width="1.45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4.111cm" fo:min-width="2.39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1.508cm" fo:min-width="6.1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.457cm" fo:min-width="7.175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1.614cm" fo:min-width="1.91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1.538cm" fo:min-width="2.77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fo:min-height="0.4cm"/>
      <style:paragraph-properties style:writing-mode="lr-tb"/>
    </style:style>
    <style:style style:name="gr21" style:family="graphic" style:parent-style-name="standard">
      <style:graphic-properties draw:stroke="none" draw:fill="none" fo:min-height="0.766cm"/>
      <style:paragraph-properties style:writing-mode="lr-tb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18cm" svg:stroke-color="#4472c4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Blank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059cm" style:use-optimal-column-width="false"/>
    </style:style>
    <style:style style:name="co2" style:family="table-column">
      <style:table-column-properties style:column-width="14.43cm" style:use-optimal-column-width="false"/>
    </style:style>
    <style:style style:name="co3" style:family="table-column">
      <style:table-column-properties style:column-width="9.745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a5a5a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0e0e0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0f0f0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468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1.468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30% 58%" style:font-name="Calibri" fo:font-size="16pt" fo:letter-spacing="normal" fo:font-style="normal" fo:text-shadow="none" style:text-underline-style="none" fo:font-weight="normal" style:letter-kerning="true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9eaa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3" style:family="text">
      <style:text-properties fo:font-variant="normal" fo:text-transform="none" fo:color="#000000" style:text-line-through-style="solid" style:text-line-through-type="singl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49eaaf" style:text-line-through-style="solid" style:text-line-through-type="singl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ff0000" style:text-line-through-style="solid" style:text-line-through-type="singl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1" draw:style-name="gr1" draw:text-style-name="P2" draw:layer="layout" svg:width="4.165cm" svg:height="1.013cm" svg:x="3.904cm" svg:y="3.488cm">
          <text:p text:style-name="P1"><text:span text:style-name="T1">match_data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2" draw:layer="layout" svg:width="6.057cm" svg:height="1.013cm" svg:x="17.336cm" svg:y="5.927cm">
          <text:p text:style-name="P1"><text:span text:style-name="T1">process_geography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2" draw:layer="layout" svg:width="2.243cm" svg:height="1.013cm" svg:x="1.525cm" svg:y="0.922cm">
          <text:p text:style-name="P1"><text:span text:style-name="T2">phylo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4" draw:layer="layout" svg:width="19.391cm" svg:height="4.307cm" svg:x="1.322cm" svg:y="13.634cm">
          <text:p text:style-name="P3"><text:span text:style-name="T3">*</text:span><text:span text:style-name="T3"><text:tab/></text:span><text:span text:style-name="T3">ALLMB</text:span></text:p>
          <text:p text:style-name="P3"><text:span text:style-name="T3">**</text:span><text:span text:style-name="T3"><text:tab/></text:span><text:span text:style-name="T3">/Users/au265104/Documents/Smith_Brown_v0/GB*.tre</text:span></text:p>
          <text:p text:style-name="P3"><text:span text:style-name="T3">***</text:span><text:span text:style-name="T3"><text:tab/></text:span><text:span text:style-name="T3">WCSP.apg.rds</text:span></text:p>
          <text:p text:style-name="P3"><text:span text:style-name="T3">****</text:span><text:span text:style-name="T3"><text:tab/></text:span><text:span text:style-name="T3">published_distribution_19_10_2018.csv</text:span></text:p>
          <text:p text:style-name="P3"><text:span text:style-name="T4">+</text:span><text:span text:style-name="T4"><text:tab/></text:span><text:span text:style-name="T3">level3.sph</text:span></text:p>
          <text:p text:style-name="P3"><text:span text:style-name="T5">+</text:span><text:span text:style-name="T4">+</text:span><text:span text:style-name="T4"><text:tab/></text:span><text:span text:style-name="T3">ott.rds download from webpage, GBIF backbone taxonomy version 3.0draft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3.852cm" svg:height="1.013cm" svg:x="3.81cm" svg:y="0.511cm">
          <text:p text:style-name="P1"><text:span text:style-name="T2">wcsp.apg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" draw:text-style-name="P2" draw:layer="layout" svg:width="8.22cm" svg:height="1.013cm" svg:x="3.11cm" svg:y="5.395cm">
          <text:p text:style-name="P1"><text:span text:style-name="T6">allmb_matched_no_multi.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2" draw:layer="layout" svg:width="2.755cm" svg:height="1.775cm" svg:x="19.599cm" svg:y="2.836cm">
          <text:p text:style-name="P1"><text:span text:style-name="T2">wcsp***</text:span></text:p>
          <text:p text:style-name="P1"><text:span text:style-name="T2">dist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2" draw:layer="layout" svg:width="3.907cm" svg:height="1.013cm" svg:x="18.542cm" svg:y="8.639cm">
          <text:p text:style-name="P1"><text:span text:style-name="T6">comm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2" draw:text-style-name="P5" draw:layer="layout" svg:width="3.339cm" svg:height="0.769cm" svg:x="2.647cm" svg:y="2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" draw:text-style-name="P5" draw:layer="layout" svg:width="0.641cm" svg:height="1.963cm" svg:x="5.333cm" svg:y="1.5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5" draw:layer="layout" svg:width="1.233cm" svg:height="0.88cm" svg:x="5.988cm" svg:y="4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5" draw:text-style-name="P5" draw:layer="layout" svg:width="0.611cm" svg:height="1.294cm" svg:x="20.349cm" svg:y="4.6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0" draw:style-name="gr6" draw:text-style-name="P5" draw:layer="layout" svg:width="0.033cm" svg:height="1.686cm" svg:x="20.315cm" svg:y="6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1" draw:style-name="gr1" draw:text-style-name="P2" draw:layer="layout" svg:width="4.012cm" svg:height="1.013cm" svg:x="9.66cm" svg:y="10.885cm">
          <text:p text:style-name="P1"><text:span text:style-name="T1">phylostruct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7" draw:text-style-name="P5" draw:layer="layout" svg:width="5.757cm" svg:height="0.262cm" svg:x="3.885cm" svg:y="11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3" draw:style-name="gr1" draw:text-style-name="P2" draw:layer="layout" svg:width="2.226cm" svg:height="1.013cm" svg:x="23.832cm" svg:y="3.21cm">
          <text:p text:style-name="P1"><text:span text:style-name="T2">shape</text:span><text:span text:style-name="T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8" draw:text-style-name="P5" draw:layer="layout" svg:width="1.533cm" svg:height="2.203cm" svg:x="23.396cm" svg:y="4.2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6" draw:style-name="gr1" draw:text-style-name="P2" draw:layer="layout" svg:width="4.491cm" svg:height="1.013cm" svg:x="15.187cm" svg:y="11.035cm">
          <text:p text:style-name="P1"><text:span text:style-name="T6">MRD_ps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9" draw:text-style-name="P5" draw:layer="layout" svg:width="1.476cm" svg:height="0.149cm" svg:x="13.69cm" svg:y="11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1" draw:text-style-name="P2" draw:layer="layout" svg:width="5.481cm" svg:height="1.013cm" svg:x="22.421cm" svg:y="11.911cm">
          <text:p text:style-name="P1"><text:span text:style-name="T1">data_to_analysi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10" draw:text-style-name="P5" draw:layer="layout" svg:width="2.67cm" svg:height="0.875cm" svg:x="19.699cm" svg:y="11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1" draw:text-style-name="P2" draw:layer="layout" svg:width="4.25cm" svg:height="1.013cm" svg:x="6.502cm" svg:y="7.212cm">
          <text:p text:style-name="P1"><text:span text:style-name="T1">add_specie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1" draw:style-name="gr11" draw:text-style-name="P5" draw:layer="layout" svg:width="1.406cm" svg:height="0.79cm" svg:x="7.221cm" svg:y="6.4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1" draw:text-style-name="P2" draw:layer="layout" svg:width="9.715cm" svg:height="1.013cm" svg:x="4.557cm" svg:y="8.737cm">
          <text:p text:style-name="P1"><text:span text:style-name="T6">allmb_matched_added_species.t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7" draw:style-name="gr12" draw:text-style-name="P5" draw:layer="layout" svg:width="1.086cm" svg:height="0.698cm" svg:x="8.628cm" svg:y="8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13" draw:text-style-name="P5" draw:layer="layout" svg:width="1.951cm" svg:height="0.921cm" svg:x="9.714cm" svg:y="9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rved Connector 74" draw:style-name="gr14" draw:text-style-name="P5" draw:layer="layout" svg:width="2.896cm" svg:height="4.361cm" draw:transform="rotate (-1.5707963267949) translate (6.472cm 7.725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76" draw:style-name="gr15" draw:text-style-name="P5" draw:layer="layout" svg:width="6.62cm" svg:height="1.758cm" draw:transform="rotate (-1.5707963267949) translate (3.885cm 4.001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31" draw:style-name="gr16" draw:text-style-name="P5" draw:layer="layout" svg:width="7.675cm" svg:height="0.707cm" draw:transform="rotate (-1.5707963267949) translate (25.649cm 4.236cm)">
          <text:p/>
          <draw:enhanced-geometry draw:mirror-horizontal="true" draw:mirror-vertical="false" svg:viewBox="0 0 0 0" draw:text-areas="0 0 ?f10 ?f11" draw:type="ooxml-curvedConnector4" draw:modifiers="46868 12110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TextBox 6" draw:style-name="gr17" draw:text-style-name="P2" draw:layer="layout" svg:width="9.213cm" svg:height="1.775cm" svg:x="23.383cm" svg:y="13.037cm">
          <text:p text:style-name="P1"><text:span text:style-name="T2">this is a module that can be </text:span><text:span text:style-name="T8">source</text:span><text:span text:style-name="T2">d in any analysis scrip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2" draw:layer="layout" svg:width="8.233cm" svg:height="1.436cm" svg:x="13.201cm" svg:y="0.588cm">
          <text:p text:style-name="P1"><text:span text:style-name="T9">DATA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" draw:text-style-name="P2" draw:layer="layout" svg:width="3.479cm" svg:height="1.013cm" svg:x="0.386cm" svg:y="10.622cm">
          <text:p text:style-name="P1"><text:span text:style-name="T10">function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10" draw:text-style-name="P5" draw:layer="layout" svg:width="2.67cm" svg:height="0.875cm" svg:x="19.698cm" svg:y="11.5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" draw:style-name="gr18" draw:text-style-name="P5" draw:layer="layout" svg:width="2.416cm" svg:height="1.864cm" svg:x="20.644cm" svg:y="9.8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1" draw:text-style-name="P2" draw:layer="layout" svg:width="4.487cm" svg:height="1.013cm" svg:x="7.359cm" svg:y="0.762cm">
          <text:p text:style-name="P1"><text:span text:style-name="T11">OTL taxonomy</text:span><text:span text:style-name="T5">+</text:span><text:span text:style-name="T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9" draw:text-style-name="P5" draw:layer="layout" svg:width="3.272cm" svg:height="1.788cm" svg:x="6.126cm" svg:y="1.775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20" draw:text-style-name="P7" draw:layer="layout" svg:width="6.005cm" svg:height="0.65cm" svg:x="8.636cm" svg:y="2.794cm">
          <draw:text-box>
            <text:p text:style-name="P6"><text:span text:style-name="T12">fin_species_match_NCBI.rds</text:span></text:p>
          </draw:text-box>
        </draw:frame>
        <draw:frame draw:style-name="gr21" draw:text-style-name="P8" draw:layer="layout" svg:width="6.01cm" svg:height="1.016cm" svg:x="11.262cm" svg:y="4.318cm">
          <draw:text-box>
            <text:p>data/NCBI.apg.rds</text:p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TextBox 1" draw:style-name="gr1" draw:text-style-name="P10" draw:layer="layout" svg:width="4.165cm" svg:height="1.013cm" svg:x="3.904cm" svg:y="3.488cm">
          <text:p text:style-name="P1"><text:span text:style-name="T1">match_data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10" draw:layer="layout" svg:width="6.057cm" svg:height="1.013cm" svg:x="17.336cm" svg:y="5.927cm">
          <text:p text:style-name="P1"><text:span text:style-name="T1">process_geography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10" draw:layer="layout" svg:width="3.195cm" svg:height="1.775cm" svg:x="1.049cm" svg:y="0.922cm">
          <text:p text:style-name="P1"><text:span text:style-name="T2">phylo*</text:span></text:p>
          <text:p text:style-name="P1"><text:span text:style-name="T2">phylogb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10" draw:layer="layout" svg:width="31.668cm" svg:height="4.307cm" svg:x="1.484cm" svg:y="15.134cm">
          <text:p text:style-name="P3"><text:span text:style-name="T3">*</text:span><text:span text:style-name="T3"><text:tab/></text:span><text:span text:style-name="T3">/Users/au265104/Documents/Smith_Brown_v0/ALL*_ultrametric.tree</text:span></text:p>
          <text:p text:style-name="P3"><text:span text:style-name="T3">**</text:span><text:span text:style-name="T3"><text:tab/></text:span><text:span text:style-name="T3">/Users/au265104/Documents/Smith_Brown_v0/GB*.tre</text:span></text:p>
          <text:p text:style-name="P3"><text:span text:style-name="T3">***</text:span><text:span text:style-name="T3"><text:tab/></text:span><text:span text:style-name="T3">/Users/au265104/Documents/WOLF/PROJECTS/58 World Checklist paper/October 2018/*published_names_19_10_2018.csv</text:span></text:p>
          <text:p text:style-name="P3"><text:span text:style-name="T3">****</text:span><text:span text:style-name="T3"><text:tab/></text:span><text:span text:style-name="T3">/Users/au265104/Documents/WOLF/PROJECTS/58 World Checklist paper/October 2018/*published_distribution_19_10_2018.csv</text:span></text:p>
          <text:p text:style-name="P3"><text:span text:style-name="T4">+</text:span><text:span text:style-name="T4"><text:tab/></text:span><text:span text:style-name="T3">/Volumes/My Book/WOLF/Aarhus PC/C/GIS workspace/projektuebergreifend/level3.sph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10" draw:layer="layout" svg:width="19.553cm" svg:height="1.013cm" svg:x="-1.149cm" svg:y="27.601cm">
          <text:p text:style-name="P1"><text:span text:style-name="T2">*/Users/au265104/Documents/Smith_Brown_v0/ALLMB_ultrametric.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10" draw:layer="layout" svg:width="2.755cm" svg:height="1.013cm" svg:x="5.843cm" svg:y="0.83cm">
          <text:p text:style-name="P1"><text:span text:style-name="T2">wcsp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" draw:text-style-name="P10" draw:layer="layout" svg:width="4.8cm" svg:height="1.013cm" svg:x="4.821cm" svg:y="5.395cm">
          <text:p text:style-name="P1"><text:span text:style-name="T6">MATCHES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10" draw:layer="layout" svg:width="2.755cm" svg:height="1.775cm" svg:x="19.599cm" svg:y="2.836cm">
          <text:p text:style-name="P1"><text:span text:style-name="T2">wcsp***</text:span></text:p>
          <text:p text:style-name="P1"><text:span text:style-name="T2">dist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10" draw:layer="layout" svg:width="3.907cm" svg:height="1.013cm" svg:x="14.129cm" svg:y="7.472cm">
          <text:p text:style-name="P1"><text:span text:style-name="T6">comm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23" draw:text-style-name="P5" draw:layer="layout" svg:width="3.339cm" svg:height="0.769cm" svg:x="2.647cm" svg:y="2.7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23" draw:text-style-name="P5" draw:layer="layout" svg:width="1.233cm" svg:height="1.631cm" svg:x="5.972cm" svg:y="1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23" draw:text-style-name="P5" draw:layer="layout" svg:width="1.233cm" svg:height="0.88cm" svg:x="5.988cm" svg:y="4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23" draw:text-style-name="P5" draw:layer="layout" svg:width="0.611cm" svg:height="1.294cm" svg:x="20.349cm" svg:y="4.6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0" draw:style-name="gr23" draw:text-style-name="P5" draw:layer="layout" svg:width="4.281cm" svg:height="0.518cm" svg:x="16.067cm" svg:y="6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1" draw:style-name="gr1" draw:text-style-name="P10" draw:layer="layout" svg:width="4.012cm" svg:height="1.013cm" svg:x="9.66cm" svg:y="10.885cm">
          <text:p text:style-name="P1"><text:span text:style-name="T1">phylostruct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" draw:text-style-name="P10" draw:layer="layout" svg:width="3.479cm" svg:height="1.013cm" svg:x="0.386cm" svg:y="10.622cm">
          <text:p text:style-name="P1"><text:span text:style-name="T10">function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23" draw:text-style-name="P5" draw:layer="layout" svg:width="5.757cm" svg:height="0.262cm" svg:x="3.885cm" svg:y="11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23" draw:text-style-name="P5" draw:layer="layout" svg:width="2.446cm" svg:height="2.899cm" svg:x="11.667cm" svg:y="7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3" draw:style-name="gr1" draw:text-style-name="P10" draw:layer="layout" svg:width="2.226cm" svg:height="1.013cm" svg:x="23.832cm" svg:y="3.21cm">
          <text:p text:style-name="P1"><text:span text:style-name="T2">shape</text:span><text:span text:style-name="T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5" draw:style-name="gr23" draw:text-style-name="P5" draw:layer="layout" svg:width="1.533cm" svg:height="2.203cm" svg:x="23.396cm" svg:y="4.2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36" draw:style-name="gr1" draw:text-style-name="P10" draw:layer="layout" svg:width="4.491cm" svg:height="1.013cm" svg:x="15.187cm" svg:y="11.035cm">
          <text:p text:style-name="P1"><text:span text:style-name="T6">MRD_ps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8" draw:style-name="gr23" draw:text-style-name="P5" draw:layer="layout" svg:width="1.476cm" svg:height="0.149cm" svg:x="13.69cm" svg:y="11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9" draw:style-name="gr1" draw:text-style-name="P10" draw:layer="layout" svg:width="5.481cm" svg:height="1.013cm" svg:x="22.421cm" svg:y="11.911cm">
          <text:p text:style-name="P1"><text:span text:style-name="T1">data_to_analysi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5" draw:style-name="gr23" draw:text-style-name="P5" draw:layer="layout" svg:width="2.67cm" svg:height="0.875cm" svg:x="19.699cm" svg:y="11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9" draw:style-name="gr1" draw:text-style-name="P10" draw:layer="layout" svg:width="4.25cm" svg:height="1.013cm" svg:x="6.502cm" svg:y="7.212cm">
          <text:p text:style-name="P1"><text:span text:style-name="T1">add_specie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1" draw:style-name="gr23" draw:text-style-name="P5" draw:layer="layout" svg:width="1.406cm" svg:height="0.79cm" svg:x="7.221cm" svg:y="6.4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5" draw:style-name="gr1" draw:text-style-name="P10" draw:layer="layout" svg:width="5.989cm" svg:height="1.013cm" svg:x="6.72cm" svg:y="8.937cm">
          <text:p text:style-name="P1"><text:span text:style-name="T6">MATCHES_x_y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7" draw:style-name="gr23" draw:text-style-name="P5" draw:layer="layout" svg:width="1.086cm" svg:height="0.698cm" svg:x="8.628cm" svg:y="8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23" draw:text-style-name="P5" draw:layer="layout" svg:width="1.951cm" svg:height="0.921cm" svg:x="9.714cm" svg:y="9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rved Connector 74" draw:style-name="gr23" draw:text-style-name="P5" draw:layer="layout" svg:width="2.896cm" svg:height="4.361cm" draw:transform="rotate (-1.5707963267949) translate (6.472cm 7.725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76" draw:style-name="gr23" draw:text-style-name="P5" draw:layer="layout" svg:width="6.62cm" svg:height="1.758cm" draw:transform="rotate (-1.5707963267949) translate (3.885cm 4.001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40" draw:style-name="gr1" draw:text-style-name="P10" draw:layer="layout" svg:width="3.022cm" svg:height="1.013cm" svg:x="19.765cm" svg:y="7.962cm">
          <text:p text:style-name="P1"><text:span text:style-name="T1">sim_di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23" draw:text-style-name="P5" draw:layer="layout" svg:width="3.049cm" svg:height="0.835cm" svg:x="21.277cm" svg:y="8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23" draw:text-style-name="P5" draw:layer="layout" svg:width="1.699cm" svg:height="0.49cm" svg:x="18.053cm" svg:y="7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7" draw:style-name="gr1" draw:text-style-name="P10" draw:layer="layout" svg:width="4.11cm" svg:height="1.013cm" svg:x="22.271cm" svg:y="9.824cm">
          <text:p text:style-name="P1"><text:span text:style-name="T6">bs_spp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23" draw:text-style-name="P5" draw:layer="layout" svg:width="0.835cm" svg:height="1.06cm" svg:x="24.327cm" svg:y="10.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rved Connector 31" draw:style-name="gr23" draw:text-style-name="P5" draw:layer="layout" svg:width="8.187cm" svg:height="3.008cm" draw:transform="rotate (-1.5707963267949) translate (27.955cm 4.236cm)">
          <text:p/>
          <draw:enhanced-geometry draw:mirror-horizontal="true" draw:mirror-vertical="false" svg:viewBox="0 0 0 0" draw:text-areas="0 0 ?f10 ?f11" draw:type="ooxml-curvedConnector4" draw:modifiers="46868 12110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TextBox 64" draw:style-name="gr1" draw:text-style-name="P10" draw:layer="layout" svg:width="3.805cm" svg:height="1.775cm" svg:x="9.005cm" svg:y="12.479cm">
          <text:p text:style-name="P1"><text:span text:style-name="T13">phylostruct_</text:span><text:span text:style-name="T13"><text:line-break/></text:span><text:span text:style-name="T13"> endemics.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23" draw:text-style-name="P5" draw:layer="layout" svg:width="5.102cm" svg:height="2.241cm" svg:x="3.885cm" svg:y="11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23" draw:text-style-name="P5" draw:layer="layout" svg:width="3.205cm" svg:height="4.494cm" svg:x="10.892cm" svg:y="7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9" draw:style-name="gr23" draw:text-style-name="P5" draw:layer="layout" svg:width="1.216cm" svg:height="0.497cm" svg:x="12.827cm" svg:y="13.3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23" draw:text-style-name="P5" draw:layer="layout" svg:width="1.192cm" svg:height="2.515cm" svg:x="9.714cm" svg:y="9.9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5" draw:style-name="gr1" draw:text-style-name="P10" draw:layer="layout" svg:width="4.927cm" svg:height="1.775cm" svg:x="14.061cm" svg:y="12.978cm">
          <text:p text:style-name="P1"><text:span text:style-name="T14">MRD_ps_</text:span><text:span text:style-name="T14"><text:line-break/></text:span><text:span text:style-name="T14"> endemics.R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23" draw:text-style-name="P5" draw:layer="layout" svg:width="3.363cm" svg:height="1.451cm" svg:x="19.006cm" svg:y="12.4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" draw:style-name="gr17" draw:text-style-name="P10" draw:layer="layout" svg:width="9.213cm" svg:height="1.775cm" svg:x="23.383cm" svg:y="13.037cm">
          <text:p text:style-name="P1"><text:span text:style-name="T2">this is a module that can be </text:span><text:span text:style-name="T8">source</text:span><text:span text:style-name="T2">d in any analysis scrip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10" draw:layer="layout" svg:width="8.233cm" svg:height="1.436cm" svg:x="13.201cm" svg:y="0.588cm">
          <text:p text:style-name="P1"><text:span text:style-name="T9">DATA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5"><text:page-number>&lt;number&gt;</text:page-number></text:span></text:p>
            </draw:text-box>
          </draw:frame>
        </presentation:notes>
        <officeooo:annotation svg:x="7.89cm" svg:y="3.779cm">
          <dc:date>2019-11-06T18:42:26</dc:date>
          <text:p>Missing the fern species list</text:p>
          <text:p/>
        </officeooo:annotation>
        <officeooo:annotation svg:x="13.547cm" svg:y="10.345cm">
          <dc:date>2019-11-06T18:43:15</dc:date>
          <text:p>Phylostruct.R </text:p>
        </officeooo:annotation>
      </draw:page>
      <draw:page draw:name="page3" draw:style-name="dp1" draw:master-page-name="Blank">
        <draw:custom-shape draw:name="TextBox 5" draw:style-name="gr1" draw:text-style-name="P10" draw:layer="layout" svg:width="19.553cm" svg:height="1.013cm" svg:x="-1.149cm" svg:y="27.601cm">
          <text:p text:style-name="P1"><text:span text:style-name="T2">*/Users/au265104/Documents/Smith_Brown_v0/ALLMB_ultrametric.t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10" draw:layer="layout" svg:width="6.718cm" svg:height="1.436cm" svg:x="13.194cm" svg:y="0.588cm">
          <text:p text:style-name="P1"><text:span text:style-name="T9">DATA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3" draw:style-name="standard" draw:layer="layout" svg:width="29.233cm" svg:height="5.149cm" svg:x="2.032cm" svg:y="2.48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<text:span text:style-name="T16">script</text:span></text:p>
              </table:table-cell>
              <table:table-cell>
                <text:p text:style-name="P14"><text:span text:style-name="T16">purpose</text:span></text:p>
              </table:table-cell>
              <table:table-cell>
                <text:p text:style-name="P14"><text:span text:style-name="T16">output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">bestclust.r</text:span></text:p>
              </table:table-cell>
              <table:table-cell>
                <text:p text:style-name="P14"><text:span text:style-name="T2">Finding optimal clustering algorithm</text:span></text:p>
              </table:table-cell>
              <table:table-cell>
                <text:p text:style-name="P14"><text:span text:style-name="T2">figs1.png, figs2.png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2">bestk.r</text:span></text:p>
              </table:table-cell>
              <table:table-cell>
                <text:p text:style-name="P14"><text:span text:style-name="T2">Finding optimal number of clusters</text:span></text:p>
              </table:table-cell>
              <table:table-cell>
                <text:p text:style-name="P14"><text:span text:style-name="T2">figs3.png, figs4a.png, figs4b.png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2">ordimap.r</text:span></text:p>
              </table:table-cell>
              <table:table-cell>
                <text:p text:style-name="P14"><text:span text:style-name="T2">Calculating and mapping NMDS ordination scores</text:span></text:p>
              </table:table-cell>
              <table:table-cell>
                <text:p text:style-name="P14"><text:span text:style-name="T2">??</text:span></text:p>
              </table:table-cell>
            </table:table-row>
            <table:table-row table:style-name="ro1" table:default-cell-style-name="ce3">
              <table:table-cell>
                <text:p text:style-name="P14"><text:span text:style-name="T2">distdecay.r</text:span></text:p>
              </table:table-cell>
              <table:table-cell>
                <text:p text:style-name="P14"><text:span text:style-name="T2">Exploring/modelling relationships among distances</text:span></text:p>
              </table:table-cell>
              <table:table-cell>
                <text:p text:style-name="P14"><text:span text:style-name="T2">?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" draw:style-name="gr22" draw:layer="layout" svg:width="15.239cm" svg:height="8.572cm" svg:x="1.905cm" svg:y="3.175cm" draw:page-number="3" presentation:class="page"/>
          <draw:frame draw:name="Notes Placeholder 2" presentation:style-name="pr4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Blank">
        <draw:custom-shape draw:name="TextBox 1" draw:style-name="gr1" draw:text-style-name="P10" draw:layer="layout" svg:width="3.31cm" svg:height="1.013cm" svg:x="2.259cm" svg:y="1.037cm">
          <text:p text:style-name="P1"><text:span text:style-name="T1">Input tre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" draw:text-style-name="P10" draw:layer="layout" svg:width="5.939cm" svg:height="1.775cm" svg:x="2.283cm" svg:y="6.16cm">
          <text:p text:style-name="P1"><text:span text:style-name="T17">a</text:span><text:span text:style-name="T2"> ALLMB</text:span></text:p>
          <text:p text:style-name="P1"><text:span text:style-name="T2">(Magallón backb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10" draw:layer="layout" svg:width="5.227cm" svg:height="2.537cm" svg:x="2.279cm" svg:y="12.34cm">
          <text:p text:style-name="P1"><text:span text:style-name="T17">b</text:span><text:span text:style-name="T2"> ALLOTB</text:span></text:p>
          <text:p text:style-name="P1"><text:span text:style-name="T2">(Open Tree of Life </text:span></text:p>
          <text:p text:style-name="P1"><text:span text:style-name="T2">backb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10" draw:layer="layout" svg:width="4.533cm" svg:height="1.013cm" svg:x="10.291cm" svg:y="4.805cm">
          <text:p text:style-name="P1"><text:span text:style-name="T17">a</text:span><text:span text:style-name="T2"> conservative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10" draw:layer="layout" svg:width="3.153cm" svg:height="1.013cm" svg:x="10.283cm" svg:y="1.037cm">
          <text:p text:style-name="P1"><text:span text:style-name="T1">Matching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10" draw:layer="layout" svg:width="3.217cm" svg:height="1.013cm" svg:x="10.287cm" svg:y="8.06cm">
          <text:p text:style-name="P1"><text:span text:style-name="T18">b </text:span><text:span text:style-name="T19">liberal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10" draw:layer="layout" svg:width="4.215cm" svg:height="1.013cm" svg:x="10.289cm" svg:y="11.314cm">
          <text:p text:style-name="P1"><text:span text:style-name="T17">a </text:span><text:span text:style-name="T2">conserv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" draw:text-style-name="P10" draw:layer="layout" svg:width="2.582cm" svg:height="1.013cm" svg:x="10.284cm" svg:y="14.569cm">
          <text:p text:style-name="P1"><text:span text:style-name="T18">b </text:span><text:span text:style-name="T19">libe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" draw:text-style-name="P10" draw:layer="layout" svg:width="5.249cm" svg:height="1.013cm" svg:x="16.962cm" svg:y="1.037cm">
          <text:p text:style-name="P1"><text:span text:style-name="T1">Add missing tax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10" draw:layer="layout" svg:width="1.807cm" svg:height="1.013cm" svg:x="16.922cm" svg:y="3.948cm">
          <text:p text:style-name="P1"><text:span text:style-name="T17">a </text:span><text:span text:style-name="T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" draw:text-style-name="P10" draw:layer="layout" svg:width="1.655cm" svg:height="1.013cm" svg:x="16.924cm" svg:y="5.534cm">
          <text:p text:style-name="P1"><text:span text:style-name="T17">b </text:span><text:span text:style-name="T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" draw:text-style-name="P10" draw:layer="layout" svg:width="1.807cm" svg:height="1.013cm" svg:x="16.922cm" svg:y="7.101cm">
          <text:p text:style-name="P1"><text:span text:style-name="T18">a </text:span><text:span text:style-name="T19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" draw:text-style-name="P10" draw:layer="layout" svg:width="1.655cm" svg:height="1.013cm" svg:x="16.924cm" svg:y="8.687cm">
          <text:p text:style-name="P1"><text:span text:style-name="T18">b </text:span><text:span text:style-name="T19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" draw:text-style-name="P10" draw:layer="layout" svg:width="1.807cm" svg:height="1.013cm" svg:x="16.922cm" svg:y="10.323cm">
          <text:p text:style-name="P1"><text:span text:style-name="T17">a </text:span><text:span text:style-name="T2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" draw:text-style-name="P10" draw:layer="layout" svg:width="1.655cm" svg:height="1.013cm" svg:x="16.924cm" svg:y="11.91cm">
          <text:p text:style-name="P1"><text:span text:style-name="T17">b </text:span><text:span text:style-name="T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" draw:text-style-name="P10" draw:layer="layout" svg:width="1.807cm" svg:height="1.013cm" svg:x="16.922cm" svg:y="13.75cm">
          <text:p text:style-name="P1"><text:span text:style-name="T18">a </text:span><text:span text:style-name="T19">y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" draw:text-style-name="P10" draw:layer="layout" svg:width="1.655cm" svg:height="1.013cm" svg:x="16.924cm" svg:y="15.336cm">
          <text:p text:style-name="P1"><text:span text:style-name="T18">b </text:span><text:span text:style-name="T19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1" draw:style-name="gr23" draw:text-style-name="P5" draw:layer="layout" svg:width="2.003cm" svg:height="1.738cm" svg:x="8.262cm" svg:y="5.3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5" draw:style-name="gr23" draw:text-style-name="P5" draw:layer="layout" svg:width="2.003cm" svg:height="1.514cm" svg:x="8.262cm" svg:y="7.0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7" draw:style-name="gr23" draw:text-style-name="P5" draw:layer="layout" svg:width="2.723cm" svg:height="1.794cm" svg:x="7.542cm" svg:y="11.8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23" draw:text-style-name="P5" draw:layer="layout" svg:width="2.723cm" svg:height="1.458cm" svg:x="7.542cm" svg:y="13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23" draw:text-style-name="P5" draw:layer="layout" svg:width="2.061cm" svg:height="0.856cm" svg:x="14.85cm" svg:y="4.4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3" draw:style-name="gr23" draw:text-style-name="P5" draw:layer="layout" svg:width="2.061cm" svg:height="0.729cm" svg:x="14.85cm" svg:y="5.3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23" draw:text-style-name="P5" draw:layer="layout" svg:width="3.385cm" svg:height="0.958cm" svg:x="13.526cm" svg:y="7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7" draw:style-name="gr23" draw:text-style-name="P5" draw:layer="layout" svg:width="3.385cm" svg:height="0.626cm" svg:x="13.526cm" svg:y="8.5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9" draw:style-name="gr23" draw:text-style-name="P5" draw:layer="layout" svg:width="2.382cm" svg:height="0.99cm" svg:x="14.529cm" svg:y="10.8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1" draw:style-name="gr23" draw:text-style-name="P5" draw:layer="layout" svg:width="2.382cm" svg:height="0.594cm" svg:x="14.529cm" svg:y="11.8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3" draw:style-name="gr23" draw:text-style-name="P5" draw:layer="layout" svg:width="4.026cm" svg:height="0.818cm" svg:x="12.885cm" svg:y="14.2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5" draw:style-name="gr23" draw:text-style-name="P5" draw:layer="layout" svg:width="4.026cm" svg:height="0.766cm" svg:x="12.885cm" svg:y="15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23" draw:text-style-name="P5" draw:layer="layout" svg:width="5.157cm" svg:height="0.001cm" svg:x="18.74cm" svg:y="4.4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1" draw:style-name="gr1" draw:text-style-name="P10" draw:layer="layout" svg:width="1.443cm" svg:height="1.013cm" svg:x="23.906cm" svg:y="3.948cm">
          <text:p text:style-name="P1"><text:span text:style-name="T17">aa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1" draw:text-style-name="P10" draw:layer="layout" svg:width="1.468cm" svg:height="1.013cm" svg:x="23.907cm" svg:y="5.539cm">
          <text:p text:style-name="P1"><text:span text:style-name="T17">a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1" draw:text-style-name="P10" draw:layer="layout" svg:width="1.468cm" svg:height="1.013cm" svg:x="23.907cm" svg:y="7.108cm">
          <text:p text:style-name="P1"><text:span text:style-name="T18">a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7" draw:style-name="gr1" draw:text-style-name="P10" draw:layer="layout" svg:width="1.494cm" svg:height="1.013cm" svg:x="23.891cm" svg:y="8.687cm">
          <text:p text:style-name="P1"><text:span text:style-name="T18">ab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" draw:text-style-name="P10" draw:layer="layout" svg:width="1.468cm" svg:height="1.013cm" svg:x="23.895cm" svg:y="10.307cm">
          <text:p text:style-name="P1"><text:span text:style-name="T17">ba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" draw:text-style-name="P10" draw:layer="layout" svg:width="1.494cm" svg:height="1.013cm" svg:x="23.916cm" svg:y="11.907cm">
          <text:p text:style-name="P1"><text:span text:style-name="T17">b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" draw:text-style-name="P10" draw:layer="layout" svg:width="1.494cm" svg:height="1.013cm" svg:x="23.908cm" svg:y="13.756cm">
          <text:p text:style-name="P1"><text:span text:style-name="T18">b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" draw:text-style-name="P10" draw:layer="layout" svg:width="1.519cm" svg:height="1.013cm" svg:x="23.909cm" svg:y="15.324cm">
          <text:p text:style-name="P1"><text:span text:style-name="T18">bb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4" draw:style-name="gr23" draw:text-style-name="P5" draw:layer="layout" svg:width="5.305cm" svg:height="0.004cm" svg:x="18.592cm" svg:y="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6" draw:style-name="gr23" draw:text-style-name="P5" draw:layer="layout" svg:width="5.157cm" svg:height="0.006cm" svg:x="18.74cm" svg:y="7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23" draw:text-style-name="P5" draw:layer="layout" svg:width="5.289cm" svg:height="0.001cm" svg:x="18.592cm" svg:y="9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23" draw:text-style-name="P5" draw:layer="layout" svg:width="5.145cm" svg:height="0.016cm" svg:x="18.74cm" svg:y="10.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3" draw:style-name="gr23" draw:text-style-name="P5" draw:layer="layout" svg:width="5.313cm" svg:height="0.002cm" svg:x="18.592cm" svg:y="12.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5" draw:style-name="gr23" draw:text-style-name="P5" draw:layer="layout" svg:width="5.157cm" svg:height="0.005cm" svg:x="18.74cm" svg:y="14.2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23" draw:text-style-name="P5" draw:layer="layout" svg:width="5.305cm" svg:height="0.011cm" svg:x="18.592cm" svg:y="15.82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87" draw:style-name="gr1" draw:text-style-name="P10" draw:layer="layout" svg:width="31.508cm" svg:height="1.775cm" svg:x="2.329cm" svg:y="17.134cm">
          <text:p text:style-name="P1"><text:span text:style-name="T2">* ignoring all matches where a tip in the tree matches multiple names in WCSP</text:span></text:p>
          <text:p text:style-name="P1"><text:span text:style-name="T2">** when a tip in the tree matches multiple names in WCSP, only one of which is accepted or synonym, this match is kep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2" draw:style-name="gr24" draw:text-style-name="P15" draw:layer="layout" svg:width="0.431cm" svg:height="2.539cm" svg:x="25.398cm" svg:y="7.173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ight Brace 48" draw:style-name="gr24" draw:text-style-name="P15" draw:layer="layout" svg:width="0.431cm" svg:height="2.539cm" svg:x="25.398cm" svg:y="13.81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3" draw:style-name="gr1" draw:text-style-name="P10" draw:layer="layout" svg:width="8.466cm" svg:height="3.299cm" svg:x="25.756cm" svg:y="6.905cm">
          <text:p text:style-name="P1"><text:span text:style-name="T2">NB I dropped this track</text:span></text:p>
          <text:p text:style-name="P1"><text:span text:style-name="T2">because it didn’t work well </text:span><text:span text:style-name="T2"><text:line-break/></text:span><text:span text:style-name="T2">with missing taxa added – </text:span><text:span text:style-name="T2"><text:line-break/></text:span><text:span text:style-name="T2">too many artefacts introduc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1" draw:text-style-name="P10" draw:layer="layout" svg:width="3.403cm" svg:height="1.013cm" svg:x="25.871cm" svg:y="14.492cm">
          <text:p text:style-name="P1"><text:span text:style-name="T2">see abov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Calibri Light1" svg:font-family="'Calibri Light'"/>
    <style:font-face style:name="Liberation Mono1" svg:font-family="'Liberation Mono', Cousine, 'DejaVu Sans Mono'" style:font-family-generic="modern" style:font-pitch="fixed"/>
    <style:font-face style:name="Calibri1" svg:font-family="Calibri" style:font-pitch="variable"/>
    <style:font-face style:name="Calibri Light" svg:font-family="'Calibri Light'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a" style:country-asian="DK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a" style:country-asian="DK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da" style:country-asian="DK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a" fo:country="DK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da" style:country-asian="DK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23">4/23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23">4/23/20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 Presentation</dc:title>
    <meta:initial-creator>Wolf Eiserhardt</meta:initial-creator>
    <meta:editing-cycles>32</meta:editing-cycles>
    <meta:creation-date>2019-03-15T12:24:51</meta:creation-date>
    <dc:date>2020-04-23T11:47:36.932284017</dc:date>
    <meta:editing-duration>P22DT8H42M24S</meta:editing-duration>
    <meta:generator>LibreOffice/6.3.5.2$Linux_X86_64 LibreOffice_project/30$Build-2</meta:generator>
    <meta:document-statistic meta:object-count="1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